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0" style:family="paragraph" style:parent-style-name="Default">
      <style:paragraph-properties fo:line-height="150%"/>
      <style:text-properties officeooo:paragraph-rsid="0002709f"/>
    </style:style>
    <style:style style:name="P11" style:family="paragraph" style:parent-style-name="Default">
      <style:paragraph-properties fo:line-height="150%"/>
      <style:text-properties fo:font-weight="bold" officeooo:paragraph-rsid="0002709f" style:font-weight-asian="bold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16" style:family="paragraph" style:parent-style-name="Default">
      <style:paragraph-properties fo:line-height="150%"/>
      <style:text-properties officeooo:paragraph-rsid="0002709f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officeooo:rsid="0003eb5a"/>
    </style:style>
    <style:style style:name="T6" style:family="text">
      <style:text-properties officeooo:rsid="0005d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2">Pozměňovací návrhy</text:p>
      <text:p text:style-name="P1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6">(senátní tisk č. <text:span text:style-name="T1">125</text:span>)</text:p>
      <text:p text:style-name="P8">K čl. I</text:p>
      <text:p text:style-name="P4">1. <text:span text:style-name="T1">Bod 2</text:span> upravit takto:</text:p>
      <text:p text:style-name="P10">V § 100 se v odst. 5 <text:span text:style-name="T1">se lhůta „20 dnů“ mění na „2 dny“, lhůta „10 dnů“ se mění na „1 den“ a za větu druhou se vkládá věta, která zní:</text:span></text:p>
      <text:p text:style-name="P10"/>
      <text:p text:style-name="P11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“ <text:s/></text:p>
      <text:p text:style-name="P14">Varianta 1b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5">Bod 2 upravit takto</text:span>:</text:p>
      <text:p text:style-name="P10">V § 100 odst. 5 <text:span text:style-name="T1">nově zní:</text:span></text:p>
      <text:p text:style-name="P10"/>
      <text:p text:style-name="P10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4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</text:span></text:p>
      <text:p text:style-name="P14">Varianta 2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3T13:16:51.146222445</dc:date>
    <meta:editing-duration>PT24M43S</meta:editing-duration>
    <meta:editing-cycles>7</meta:editing-cycles>
    <meta:generator>LibreOffice/4.4.5.2$Linux_x86 LibreOffice_project/40$Build-2</meta:generator>
    <meta:document-statistic meta:table-count="0" meta:image-count="0" meta:object-count="0" meta:page-count="3" meta:paragraph-count="23" meta:word-count="348" meta:character-count="2108" meta:non-whitespace-character-count="1781"/>
  </office:meta>
</office:document-meta>
</file>